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officeooo:rsid="001007b4" officeooo:paragraph-rsid="001007b4"/>
    </style:style>
    <style:style style:name="P2" style:family="paragraph" style:parent-style-name="Standard" style:list-style-name="L1">
      <style:text-properties officeooo:paragraph-rsid="001007b4"/>
    </style:style>
    <style:style style:name="P3" style:family="paragraph" style:parent-style-name="Standard" style:list-style-name="L1">
      <style:text-properties officeooo:rsid="001007b4" officeooo:paragraph-rsid="001007b4"/>
    </style:style>
    <style:style style:name="P4" style:family="paragraph" style:parent-style-name="Standard" style:list-style-name="L1">
      <style:text-properties officeooo:rsid="001126c8" officeooo:paragraph-rsid="001126c8"/>
    </style:style>
    <style:style style:name="P5" style:family="paragraph" style:parent-style-name="Standard" style:list-style-name="L1">
      <style:text-properties officeooo:rsid="00119f08" officeooo:paragraph-rsid="00119f08"/>
    </style:style>
    <style:style style:name="P6" style:family="paragraph" style:parent-style-name="Standard" style:list-style-name="L1">
      <style:text-properties officeooo:rsid="0012253e" officeooo:paragraph-rsid="0012253e"/>
    </style:style>
    <style:style style:name="P7" style:family="paragraph" style:parent-style-name="Standard" style:list-style-name="L1">
      <style:text-properties officeooo:rsid="001225d4" officeooo:paragraph-rsid="001225d4"/>
    </style:style>
    <style:style style:name="P8" style:family="paragraph" style:parent-style-name="Standard" style:list-style-name="L1">
      <style:text-properties officeooo:rsid="001261f7" officeooo:paragraph-rsid="001261f7"/>
    </style:style>
    <style:style style:name="P9" style:family="paragraph" style:parent-style-name="Standard">
      <style:text-properties officeooo:rsid="001261f7" officeooo:paragraph-rsid="001261f7"/>
    </style:style>
    <style:style style:name="P10" style:family="paragraph" style:parent-style-name="Heading_20_2">
      <style:text-properties style:font-name="Liberation Serif" fo:font-size="12pt" fo:font-weight="normal" style:font-size-asian="12pt" style:font-weight-asian="normal" style:font-size-complex="12pt" style:font-weight-complex="normal"/>
    </style:style>
    <style:style style:name="P11" style:family="paragraph" style:parent-style-name="Text_20_body">
      <style:text-properties style:font-name="Liberation Serif" fo:font-size="12pt" fo:font-weight="normal" style:font-size-asian="12pt" style:font-weight-asian="normal" style:font-size-complex="12pt" style:font-weight-complex="normal"/>
    </style:style>
    <style:style style:name="T1" style:family="text">
      <style:text-properties officeooo:rsid="001007b4"/>
    </style:style>
    <style:style style:name="T2" style:family="text">
      <style:text-properties officeooo:rsid="001261f7"/>
    </style:style>
    <style:style style:name="T3" style:family="text">
      <style:text-properties officeooo:rsid="0012705c"/>
    </style:style>
    <style:style style:name="T4" style:family="text">
      <style:text-properties officeooo:rsid="00145ee0"/>
    </style:style>
    <text:list-style style:name="L1">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in" fo:text-indent="-0.1209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1.5in" fo:text-indent="-0.1209in" fo:margin-left="1.5in"/>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nal Paper Outline:</text:p>
      <text:p text:style-name="P1"/>
      <text:list text:style-name="L1">
        <text:list-item>
          <text:p text:style-name="P2"><text:span text:style-name="T1">Introduction (1-3 paragraphs):</text:span></text:p>
          <text:list>
            <text:list-item>
              <text:p text:style-name="P3">Introduce topic, medical mistreatment by race, and cross-referencing class.</text:p>
              <text:list>
                <text:list-item>
                  <text:p text:style-name="P3">Important to show that the two are not interchangeable nor exclusive.</text:p>
                </text:list-item>
                <text:list-item>
                  <text:p text:style-name="P3">Important to show that research in the field can be misleading and is controversial</text:p>
                </text:list-item>
              </text:list>
            </text:list-item>
            <text:list-item>
              <text:p text:style-name="P4">Controversy around infant mortality/Judge Ketanji Brown Jackson’s claims related to diversity in medical schooling saving lives. </text:p>
              <text:list>
                <text:list-item>
                  <text:p text:style-name="P4">Conservatives clinging on to the “doubles likelihood” which to be fair is a misinterpretation of the data.</text:p>
                </text:list-item>
                <text:list-item>
                  <text:p text:style-name="P4">Relation to anti-dei policy</text:p>
                </text:list-item>
              </text:list>
            </text:list-item>
            <text:list-item>
              <text:p text:style-name="P5">Personal opinions on how leading with race may muddy policy</text:p>
              <text:list>
                <text:list-item>
                  <text:p text:style-name="P5">I don’t really know anything that conclusive, the impact of race beyond anecdotes and movies/TV</text:p>
                </text:list-item>
                <text:list-item>
                  <text:p text:style-name="P5">Current racist policy is a little more ambiguous and modern racist systems are enforced without the explicit goal of enforcing racial superiority “without racists”.</text:p>
                </text:list-item>
                <text:list-item>
                  <text:p text:style-name="P5">There are obviously so many factors other than race that matter especially medically, acknowledges that race is one of many/rewriting of infant mortality study kinda indicates that</text:p>
                </text:list-item>
                <text:list-item>
                  <text:p text:style-name="P5">IMO class/wealth matters more, but I do think that race can influence this (but its nebulous).</text:p>
                </text:list-item>
              </text:list>
            </text:list-item>
          </text:list>
        </text:list-item>
        <text:list-item>
          <text:p text:style-name="P5">Body(probably a fair amount of paragraphs)</text:p>
          <text:list>
            <text:list-item>
              <text:p text:style-name="P6">Infant Mortality</text:p>
              <text:list>
                <text:list-item>
                  <text:p text:style-name="P6">Discuss original study on race of doctor to race of infant survival rate</text:p>
                  <text:list>
                    <text:list-item>
                      <text:p text:style-name="P5">Indicate the unfairness one percieves</text:p>
                    </text:list-item>
                    <text:list-item>
                      <text:p text:style-name="P5">Go to speak on Judge Jackson’s thoughts on it</text:p>
                    </text:list-item>
                  </text:list>
                </text:list-item>
                <text:list-item>
                  <text:p text:style-name="P6">Go on to the revised article</text:p>
                  <text:list>
                    <text:list-item>
                      <text:p text:style-name="P6">maybe relation isn’t so obvious and neatly packaged</text:p>
                    </text:list-item>
                    <text:list-item>
                      <text:p text:style-name="P7">discuss outrage in response/Daily Caller article </text:p>
                    </text:list-item>
                    <text:list-item>
                      <text:p text:style-name="P7">Fair to say thought that it is still more common for a black infant to die. What systemically does this say. It is evidence that the white mother is more wea<text:span text:style-name="T2">lth</text:span>y than the black mother</text:p>
                    </text:list-item>
                  </text:list>
                </text:list-item>
                <text:list-item>
                  <text:p text:style-name="P7">Maybe a brief tangent on the cost of childbirth in America being the highest in the world</text:p>
                </text:list-item>
              </text:list>
            </text:list-item>
            <text:list-item>
              <text:p text:style-name="P7">Pain Control-- <text:span text:style-name="T2">Honestly need to reread article some more bc I don’t really understand the data so much</text:span></text:p>
              <text:list>
                <text:list-item>
                  <text:p text:style-name="P8">From the abstract it shows that people who hold false beliefs about racial differences of black and white people are more likely to withhold pain medication for the same levels of pain.</text:p>
                </text:list-item>
                <text:list-item>
                  <text:p text:style-name="P8">Generally shows that in the big 25 old racial pseudoscience has a tangible impact on how black people are treated in hospitals. </text:p>
                </text:list-item>
                <text:list-item>
                  <text:p text:style-name="P8">More conclusive than the previous article and its more obvious the method but curious whether this kind of research is inherently dubious, though I think I will trust it more after a second reread or not, this section is subject to change.</text:p>
                </text:list-item>
              </text:list>
            </text:list-item>
          </text:list>
        </text:list-item>
        <text:list-item>
          <text:p text:style-name="P8">Conclusion</text:p>
          <text:list>
            <text:list-item>
              <text:p text:style-name="P8">Just kinda go forward with my thoughts, mostly gonna be formed post everything else.</text:p>
            </text:list-item>
            <text:list-item>
              <text:p text:style-name="P8">I still hold belief in racial disperity in america altouhgh I think class based oppression enforces it greater. i.e. you can’t build generational wealth on 35k a year in a more costly area if you even can live off of that.</text:p>
              <text:list>
                <text:list-item>
                  <text:p text:style-name="P8"><text:soft-page-break/>And white people are disproportionately represented in higher paying positions and vice versa</text:p>
                </text:list-item>
              </text:list>
            </text:list-item>
          </text:list>
        </text:list-item>
      </text:list>
      <text:p text:style-name="P9">Bibliography</text:p>
      <text:h text:style-name="P10" text:outline-level="2">1. <text:a xlink:type="simple" xlink:href="https://pmc.ncbi.nlm.nih.gov/articles/PMC4843483/" text:style-name="Internet_20_link" text:visited-style-name="Visited_20_Internet_20_Link">https://pmc.ncbi.nlm.nih.gov/articles/PMC4843483/</text:a></text:h>
      <text:p text:style-name="P11"><text:tab/><text:span text:style-name="T2">The article that discusses pain management using belief in medical falsehoods relating to race as an indicator. Concludes that a doctor holding these beliefs is a good indicator that they would not trust a black patients pain indication to give them medication opposed to a white patient.</text:span></text:p>
      <text:p text:style-name="Text_20_body">2. <text:a xlink:type="simple" xlink:href="https://www.pnas.org/doi/10.1073/pnas.1913405117" text:style-name="Internet_20_link" text:visited-style-name="Visited_20_Internet_20_Link">https://www.pnas.org/doi/10.1073/pnas.1913405117</text:a></text:p>
      <text:p text:style-name="Text_20_body"><text:tab/><text:span text:style-name="T2">This is the second </text:span><text:span text:style-name="T3">research paper</text:span><text:span text:style-name="T2"> published by PNAS about infant mortality rates, it is referenced in the Daily Caller article and is a revising of the earlier one. It states that black infants are more commonly born super underweight and this would result in dying children. White doctors were dispr</text:span><text:span text:style-name="T3">o</text:span><text:span text:style-name="T2">portionately more likely to treat these underweight babies and if you account for this the previous conclusion that a race matching doctor is more likely to deliver </text:span><text:span text:style-name="T3">a healthy baby is not sufficiently supported.</text:span></text:p>
      <text:p text:style-name="Text_20_body">3. <text:a xlink:type="simple" xlink:href="https://www.pnas.org/doi/10.1073/pnas.1913405117" text:style-name="Internet_20_link" text:visited-style-name="Visited_20_Internet_20_Link">https://www.pnas.org/doi/10.1073/pnas.1913405117</text:a></text:p>
      <text:p text:style-name="Text_20_body"><text:tab/><text:span text:style-name="T3">The first research paper published by PNAS. Concluded that having a black infant delivered by a black doctor greatly increased its chances of not dying. This was (I think mis)quoted by Judge Ketanji Brown Jackson as a reason for DEI in med school that was the cause of like an anti-DEI controversy. Later revised and shown to be nonconclusive. Obviously doesn’t discredit other researching into the effect of race on medical treatment but is an important case where the numbers were misleading!</text:span></text:p>
      <text:p text:style-name="Text_20_body">4. <text:a xlink:type="simple" xlink:href="https://www.sciencedirect.com/science/article/pii/S1353829216304452" text:style-name="Internet_20_link" text:visited-style-name="Visited_20_Internet_20_Link">https://www.sciencedirect.com/science/article/pii/S1353829216304452</text:a></text:p>
      <text:p text:style-name="Text_20_body"><text:tab/><text:span text:style-name="T3">Research shows how indicators of structural racism when present lead to a greater rate of infant mortality. Helpful because it shows evidence that black babies die do to structural issues. The takeaway from the previous paper revisal may be that black babies just are more often underweight. This article would show that it isn’t an issue of genetics but a structural problem that can be addressed. </text:span></text:p>
      <text:p text:style-name="Text_20_body">5. <text:a xlink:type="simple" xlink:href="https://www.statista.com/chart/20657/average-hospital-admission-cost-for-giving-birth/" text:style-name="Internet_20_link" text:visited-style-name="Visited_20_Internet_20_Link">https://www.statista.com/chart/20657/average-hospital-admission-cost-for-giving-birth/</text:a></text:p>
      <text:p text:style-name="Text_20_body"><text:tab/><text:span text:style-name="T3">A chart comparing the cost of giving birth, both c-section and non c-section in america and other countries. Not reported with an opinion but helpful to reference when discussing my own opinions on the cost of medical treatment in the US and how this increased cost may be an indicator of an unfair system.</text:span></text:p>
      <text:p text:style-name="Text_20_body">6. <text:a xlink:type="simple" xlink:href="https://dailycaller.com/2025/03/31/exclusive-researchers-axed-data-point-undermining-narrative-that-white-doctors-are-biased-against-black-babies/" text:style-name="Internet_20_link" text:visited-style-name="Visited_20_Internet_20_Link">https://dailycaller.com/2025/03/31/exclusive-researchers-axed-data-point-undermining-narrative-that-white-doctors-are-biased-against-black-babies/</text:a></text:p>
      <text:p text:style-name="Text_20_body"><text:tab/><text:span text:style-name="T4">Daily Caller (Tucker Carlson vomit emoji) article on the revising of the paper (link 3). Obvi pretty biassed from the headline but information on the actual revising is better to be read from the actual paper. To be used as a reference of the revising of the paper as a slam on DEI on the whole. Just the right-wing perspective on the whole situation. Also, they have a pedo hunters documentary linked on the top of every article. Like I obviously don’t think child predators are like virtuous people or some </text:span><text:soft-page-break/><text:span text:style-name="T4">crap, but a series dedicated to glorifying people who go around beating up (the beating up is included in the trailer) obviously mentally ill people for money is freaking telling!</text:span></text:p>
      <text:p text:style-name="Text_20_body"/>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06T22:04:17.267268002</meta:creation-date>
    <dc:date>2025-04-06T23:53:54.487961631</dc:date>
    <meta:editing-duration>PT5M41S</meta:editing-duration>
    <meta:editing-cycles>1</meta:editing-cycles>
    <meta:generator>LibreOffice/25.2.1.2$Linux_X86_64 LibreOffice_project/520$Build-2</meta:generator>
    <meta:document-statistic meta:table-count="0" meta:image-count="0" meta:object-count="0" meta:page-count="3" meta:paragraph-count="44" meta:word-count="956" meta:character-count="6035" meta:non-whitespace-character-count="5143"/>
  </office:meta>
</office:document-meta>
</file>